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E1000000E15FDFE94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variable-decls>
        <text:variable-decl office:value-type="float" text:name="boolean_forma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profilePicture" text:anchor-type="paragraph" svg:width="1.4846in" svg:height="1.4028in" draw:z-index="0"><draw:image xlink:href="Pictures/10000000000000E1000000E15FDFE943.jpg" xlink:type="simple" xlink:show="embed" xlink:actuate="onLoad"/></draw:frame></text:h>
      <text:h text:style-name="P5" text:outline-level="1">Name: ${person.firstName!} ${person.lastName!}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990000" fo:font-size="18pt" fo:font-weight="normal" style:font-size-asian="18pt" style:font-weight-asian="normal" style:font-size-complex="18pt" style:font-weight-complex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fo:color="#cc0000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><text:page-number text:select-page="current">1</text:page-number>(<text:page-count>1</text:page-count>)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7T13:45:10.19</meta:creation-date>
    <meta:editing-duration>PT13H33M47S</meta:editing-duration>
    <meta:editing-cycles>251</meta:editing-cycles>
    <meta:generator>OpenOffice/4.1.5$Unix OpenOffice.org_project/415m1$Build-9789</meta:generator>
    <meta:initial-creator>yury dorofeev</meta:initial-creator>
    <dc:date>2018-06-20T08:37:49</dc:date>
    <dc:creator>Alexander Sundström</dc:creator>
    <meta:document-statistic meta:table-count="1" meta:image-count="1" meta:object-count="0" meta:page-count="1" meta:paragraph-count="2" meta:word-count="4" meta:character-count="50"/>
  </office:meta>
</office:document-meta>
</file>